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2" svg:font-family="'Times New Roman'" style:font-pitch="variable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170mm" table:align="margins"/>
    </style:style>
    <style:style style:name="BudgetActor.A" style:family="table-column">
      <style:table-column-properties style:column-width="43.22mm" style:rel-column-width="16659*"/>
    </style:style>
    <style:style style:name="BudgetActor.B" style:family="table-column">
      <style:table-column-properties style:column-width="126.79mm" style:rel-column-width="48876*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P4" style:family="paragraph" style:parent-style-name="Table_20_Contents">
      <style:text-properties officeooo:paragraph-rsid="002d5d8a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officeooo:paragraph-rsid="0027fade"/>
    </style:style>
    <style:style style:name="P7" style:family="paragraph" style:parent-style-name="Standard">
      <style:text-properties officeooo:paragraph-rsid="002834f3"/>
    </style:style>
    <style:style style:name="P8" style:family="paragraph" style:parent-style-name="Text_20_body">
      <style:text-properties officeooo:paragraph-rsid="0014e78b"/>
    </style:style>
    <style:style style:name="P9" style:family="paragraph" style:parent-style-name="Text_20_body">
      <style:text-properties officeooo:paragraph-rsid="0027fade"/>
    </style:style>
    <style:style style:name="P10" style:family="paragraph" style:parent-style-name="Text_20_body">
      <style:text-properties officeooo:rsid="0030b1e6" officeooo:paragraph-rsid="0030b1e6"/>
    </style:style>
    <style:style style:name="P11" style:family="paragraph" style:parent-style-name="Heading_20_2">
      <style:text-properties officeooo:paragraph-rsid="0005fae9"/>
    </style:style>
    <style:style style:name="P12" style:family="paragraph" style:parent-style-name="Heading_20_2">
      <style:text-properties officeooo:paragraph-rsid="0005515c"/>
    </style:style>
    <style:style style:name="P13" style:family="paragraph" style:parent-style-name="Text_20_body">
      <style:text-properties officeooo:paragraph-rsid="003bbc10"/>
    </style:style>
    <style:style style:name="P14" style:family="paragraph" style:parent-style-name="Heading_20_1">
      <style:paragraph-properties fo:text-align="center" style:justify-single-word="false"/>
      <style:text-properties officeooo:paragraph-rsid="0005fae9"/>
    </style:style>
    <style:style style:name="P15" style:family="paragraph" style:parent-style-name="Table_20_Contents">
      <style:text-properties officeooo:paragraph-rsid="003bbc10"/>
    </style:style>
    <style:style style:name="P16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e78b"/>
    </style:style>
    <style:style style:name="T3" style:family="text">
      <style:text-properties officeooo:rsid="0027fade"/>
    </style:style>
    <style:style style:name="T4" style:family="text">
      <style:text-properties officeooo:rsid="002d5d8a"/>
    </style:style>
    <style:style style:name="T5" style:family="text">
      <style:text-properties officeooo:rsid="003bbc10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font-name="Ubuntu1" fo:font-size="6pt" fo:language="de" fo:country="DE" style:language-asian="zh" style:country-asian="CN" style:language-complex="hi" style:country-complex="IN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90791408" text:id="ct190791408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90221408" text:id="ct190221408">
          <text:insertion>
            <office:change-info>
              <dc:creator>Luc Saffre</dc:creator>
              <dc:date>2013-08-02T15:02:00</dc:date>
            </office:change-info>
          </text:insertion>
        </text:changed-region>
        <text:changed-region xml:id="ct200683032" text:id="ct200683032">
          <text:insertion>
            <office:change-info>
              <dc:creator>Luc Saffre</dc:creator>
              <dc:date>2013-05-02T22:1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conditional-text text:condition="ooow:true" text:string-value-if-true="&quot;this.excerpt_type&quot;" text:string-value-if-false="">this.excerpt_type</text:conditional-text></text:h>
      <text:h text:style-name="P11" text:outline-level="2"><text:conditional-text text:condition="ooow:true" text:string-value-if-true="&quot;_('General information')&quot;" text:string-value-if-false="">_('General information')</text:conditional-text></text:h>
      <text:p text:style-name="Text_20_body">Akteure: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Table_20_Contents"><text:change-start text:change-id="ct190791408"/>actor.header<text:change-end text:change-id="ct190791408"/><office:annotation><dc:creator>Luc Saffre</dc:creator><dc:date>2012-06-06T11:00:52</dc:date><text:p text:style-name="P16"><text:span text:style-name="T6">do table for actor in obj.get_actors()</text:span></text:p></office:annotation></text:p>
          </table:table-cell>
          <table:table-cell office:value-type="string">
            <text:p text:style-name="P15"><text:conditional-text text:condition="ooow:true" text:string-value-if-true="&quot;actor.person&quot;" text:string-value-if-false="">actor.person</text:conditional-text><office:annotation><dc:creator>Luc Saffre</dc:creator><dc:date>2012-06-06T11:03:55</dc:date><text:p text:style-name="P16"><text:span text:style-name="T6">do text if actor.person</text:span></text:p></office:annotation> <text:span text:style-name="T5">(</text:span><text:span text:style-name="T5"><text:conditional-text text:condition="ooow:true" text:string-value-if-true="&quot;actor.partner.id&quot;" text:string-value-if-false="">actor.partner.id</text:conditional-text></text:span><text:span text:style-name="T5">)</text:span><text:line-break/><text:conditional-text text:condition="ooow:true" text:string-value-if-true="&quot;actor.person.address_location(', ')&quot;" text:string-value-if-false="">actor.person.address_location(', ')</text:conditional-text></text:p>
            <text:p text:style-name="P13"><text:change-start text:change-id="ct190221408"/><office:annotation><dc:creator>Luc Saffre</dc:creator><dc:date>2012-06-06T11:04:42</dc:date><text:p text:style-name="P16"><text:span text:style-name="T6">do text if actor.household</text:span></text:p></office:annotation><text:change-end text:change-id="ct190221408"/><text:conditional-text text:condition="ooow:true" text:string-value-if-true="&quot;actor.household.get_address(', ')&quot;" text:string-value-if-false="">actor.household.get_address(', ')</text:conditional-text> <text:span text:style-name="T5">(</text:span><text:span text:style-name="T5"><text:conditional-text text:condition="ooow:true" text:string-value-if-true="&quot;actor.partner.id&quot;" text:string-value-if-false="">actor.partner.id</text:conditional-text></text:span><text:span text:style-name="T5">), </text:span><text:span text:style-name="T5"><text:conditional-text text:condition="ooow:true" text:string-value-if-true="&quot;actor.household.type&quot;" text:string-value-if-false="">actor.household.type</text:conditional-text></text:span></text:p>
            <text:p text:style-name="P13">Kontakt: <text:conditional-text text:condition="ooow:true" text:string-value-if-true="&quot;actor.partner.gsm&quot;" text:string-value-if-false="">actor.partner.gsm</text:conditional-text>, <text:conditional-text text:condition="ooow:true" text:string-value-if-true="&quot;actor.partner.email&quot;" text:string-value-if-false="">actor.partner.email</text:conditional-text></text:p>
            <text:p text:style-name="P4"><text:span text:style-name="T4"><text:conditional-text text:condition="ooow:true" text:string-value-if-true="&quot;_('National ID')&quot;" text:string-value-if-false="">_('National ID')</text:conditional-text></text:span><text:span text:style-name="T4">: </text:span><office:annotation><dc:creator>Luc Saffre</dc:creator><dc:date>2012-06-06T11:04:42</dc:date><text:p text:style-name="P16"><text:span text:style-name="T6">do text if actor.client</text:span></text:p></office:annotation><text:span text:style-name="T1"><text:conditional-text text:condition="ooow:true" text:string-value-if-true="&quot;actor.client.national_id&quot;" text:string-value-if-false="">actor.client.national_id</text:conditional-text></text:span>, <text:conditional-text text:condition="ooow:true" text:string-value-if-true="&quot;_('Civil state')&quot;" text:string-value-if-false="">_('Civil state')</text:conditional-text>: <text:span text:style-name="T1"><text:conditional-text text:condition="ooow:true" text:string-value-if-true="&quot;actor.client.civil_state&quot;" text:string-value-if-false="">actor.client.civil_state</text:conditional-text></text:span></text:p>
            <text:p text:style-name="P13"><office:annotation><dc:creator>Luc Saffre</dc:creator><dc:date>2015-04-17T21:44:47</dc:date><text:list text:style-name=""><text:list-item><text:p text:style-name="P16"><text:span text:style-name="T9">do text if actor.remark</text:span></text:p></text:list-item></text:list></office:annotation><text:span text:style-name="T5"><text:conditional-text text:condition="ooow:true" text:string-value-if-true="&quot;actor.remark&quot;" text:string-value-if-false="">actor.remark</text:conditional-text></text:span></text:p>
            <text:p text:style-name="P10"><office:annotation><dc:creator>Luc Saffre</dc:creator><dc:date>2015-04-17T21:45:10</dc:date><text:list text:continue-numbering="true" text:style-name=""><text:list-item><text:p text:style-name="P16"><text:span text:style-name="T8">do text if actor.get_first_meeting()</text:span></text:p></text:list-item></text:list></office:annotation><text:conditional-text text:condition="ooow:true" text:string-value-if-true="&quot;actor.get_first_meeting_text()&quot;" text:string-value-if-false="">actor.get_first_meeting_text()</text:conditional-text></text:p>
          </table:table-cell>
        </table:table-row>
      </table:table>
      <text:p text:style-name="Text_20_body"/>
      <text:p text:style-name="Standard"><text:span text:style-name="T3">(introduction)</text:span><office:annotation><dc:creator>Luc Saffre</dc:creator><dc:date>2012-11-16T20:40:15</dc:date><text:p text:style-name="P16"><text:span text:style-name="T6">do text</text:span></text:p><text:p text:style-name="P16"><text:span text:style-name="T6">from html(obj.intro)</text:span></text:p></office:annotation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6">do table if False</text:span></text:p></office:annotation></text:p>
          </table:table-cell>
        </table:table-row>
      </table:table>
      <text:h text:style-name="P12" text:outline-level="2"><text:conditional-text text:condition="ooow:true" text:string-value-if-true="&quot;_('Entered data')&quot;" text:string-value-if-false="">_('Entered data')</text:conditional-text></text:h>
      <text:section text:style-name="Sect1" text:name="Section1">
        <text:p text:style-name="P8"><text:span text:style-name="T2"><office:annotation><dc:creator>Luc Saffre</dc:creator><dc:date>2014-12-10T18:11:48</dc:date><text:list text:continue-numbering="true" text:style-name=""><text:list-item><text:p><text:span text:style-name="T7">do text</text:span></text:p></text:list-item><text:list-item><text:p><text:span text:style-name="T7">from story(obj.data_story(ar))</text:span></text:p></text:list-item></text:list></office:annotation></text:span><text:span text:style-name="T2">(Insert data_story() with more than 1 section)</text:span></text:p>
      </text:section>
      <text:h text:style-name="P12" text:outline-level="2"><text:conditional-text text:condition="ooow:true" text:string-value-if-true="&quot;pgettext('debts', 'Summary')&quot;" text:string-value-if-false="">pgettext('debts', 'Summary')</text:conditional-text></text:h>
      <text:p text:style-name="P9"><text:span text:style-name="T2"><office:annotation><dc:creator>Luc Saffre</dc:creator><dc:date>2014-12-10T18:11:48</dc:date><text:list text:continue-numbering="true" text:style-name=""><text:list-item><text:p><text:span text:style-name="T7">do text</text:span></text:p></text:list-item><text:list-item><text:p><text:span text:style-name="T7">from story(obj.summary_story(ar))</text:span></text:p></text:list-item></text:list></office:annotation></text:span><text:span text:style-name="T2">(Insert summary_story() with more than 1 section)</text:span></text:p>
      <text:section text:style-name="Sect1" text:name="Schlussfolgerung">
        <text:h text:style-name="Heading_20_2" text:outline-level="2"><office:annotation><dc:creator>Luc Saffre</dc:creator><dc:date>2012-06-06T11:09:45</dc:date><text:p text:style-name="P16"><text:span text:style-name="T6">do section if obj.conclusion</text:span></text:p></office:annotation><text:change-start text:change-id="ct200683032"/>_('Conclusion')<text:change-end text:change-id="ct200683032"/></text:h>
        <text:p text:style-name="P6"><text:span text:style-name="T3">(conclusion)</text:span><office:annotation><dc:creator>Luc Saffre</dc:creator><dc:date>2012-11-16T20:40:15</dc:date><text:p text:style-name="P16"><text:span text:style-name="T6">do text</text:span></text:p><text:p><text:span text:style-name="T6">from html(obj.conclusion)</text:span></text:p></office:annotation></text:p>
        <text:p text:style-name="Standard"/>
      </text:section>
      <text:p text:style-name="Standard"/>
      <text:p text:style-name="P7"><text:conditional-text text:condition="ooow:true" text:string-value-if-true="&quot;_('Name of debts mediator')&quot;" text:string-value-if-false="">_('Name of debts mediator')</text:conditional-text> : <text:conditional-text text:condition="ooow:true" text:string-value-if-true="&quot;obj.user&quot;" text:string-value-if-false="">obj.user</text:conditional-text></text:p>
      <text:p text:style-name="P5">Budget erstellt am : <text:conditional-text text:condition="ooow:true" text:string-value-if-true="&quot;fdl(obj.date)&quot;" text:string-value-if-false="">fdl(obj.date)</text:conditional-text></text:p>
      <text:p text:style-name="P5"><text:span text:style-name="T1">Gedruckt am </text:span><text:span text:style-name="T1"><text:date style:data-style-name="N106" text:date-value="2015-04-19T02:23:46.506258943">19/4/15</text:date></text:span><text:span text:style-name="T1"> um </text:span><text:span text:style-name="T1"><text:time style:data-style-name="N41" text:time-value="2015-04-19T02:23:46.506468281">02:23:28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2" svg:font-family="'Times New Roman'" style:font-pitch="variable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2" svg:font-family="Ubuntu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99mm" fo:margin-bottom="1.99m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1" fo:font-family="Arial" style:font-style-name="Normal" style:font-family-generic="swiss" style:font-pitch="variable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9.95mm" table:align="left"/>
    </style:style>
    <style:style style:name="Table3.A" style:family="table-column">
      <style:table-column-properties style:column-width="50.29mm"/>
    </style:style>
    <style:style style:name="Table3.B" style:family="table-column">
      <style:table-column-properties style:column-width="79.78mm"/>
    </style:style>
    <style:style style:name="Table3.C" style:family="table-column">
      <style:table-column-properties style:column-width="49.88m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2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onditional-text text:condition="ooow:true" text:string-value-if-true="&quot;obj&quot;" text:string-value-if-false="">obj</text:conditional-text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06" text:date-value="2015-04-19T02:23:46.445335918">19/4/15</text:date> <text:time style:data-style-name="N41" text:time-value="2015-04-19T02:23:46.445457874">02:23:28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5-04-19T02:23:46.423535104</dc:date>
    <dc:creator>Luc Saffre</dc:creator>
    <meta:editing-duration>P1DT6H42M38S</meta:editing-duration>
    <meta:editing-cycles>159</meta:editing-cycles>
    <meta:generator>LibreOffice/4.2.7.2$Linux_x86 LibreOffice_project/420m0$Build-2</meta:generator>
    <meta:document-statistic meta:table-count="3" meta:image-count="0" meta:object-count="0" meta:page-count="1" meta:paragraph-count="27" meta:word-count="99" meta:character-count="888" meta:non-whitespace-character-count="815"/>
  </office:meta>
</office:document-meta>
</file>